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PROGRAMMATION ORIENTEE OBJET</text:p>
      <text:p text:style-name="Standard"/>
      <text:p text:style-name="P2">Les listes, une classe d'objets:</text:p>
      <text:p text:style-name="Standard">liste.append(data)</text:p>
      <text:p text:style-name="Standard">liste.sort()</text:p>
      <text:p text:style-name="Standard">liste.reverse()</text:p>
      <text:p text:style-name="Standard">liste.count()</text:p>
      <text:p text:style-name="Standard">On fait agir sur un objet liste des fonctions appelées méthodes </text:p>
      <text:p text:style-name="Standard">et la structure de l'appel est différente:</text:p>
      <text:p text:style-name="Standard">liste.fonction(argument)</text:p>
      <text:p text:style-name="Standard"/>
      <text:p text:style-name="Standard">Une <text:span text:style-name="T4">classe </text:span>définit de nouveaux objets.</text:p>
      <text:p text:style-name="Standard">Chaque objet utilisé sera une <text:span text:style-name="T4">instanciation</text:span> de la classe, il aura des <text:span text:style-name="T4">attributs </text:span>et on lui appliquera des <text:span text:style-name="T4">méthodes </text:span>définies pour les objets de la classe.</text:p>
      <text:p text:style-name="Standard"><draw:frame draw:style-name="fr1" draw:name="graphics1" text:anchor-type="char" svg:x="9.387cm" svg:y="0cm" svg:width="7.382cm" svg:height="4.789cm" draw:z-index="0"><draw:image xlink:href="https://encrypted-tbn0.gstatic.com/images?q=tbn%3AANd9GcQPkJZ3n7xkw8oMAend8z9O3M60szz2KRr2hw&amp;usqp=CAU" xlink:type="simple" xlink:show="embed" xlink:actuate="onLoad"/></draw:frame> </text:p>
      <text:p text:style-name="Standard">'fruits'=['oranges','ananas','mangues','pommes']</text:p>
      <text:p text:style-name="Standard">'fruits' est une instanciation de la classe liste</text:p>
      <text:p text:style-name="Standard">'fruits'.append('banane') est une méthode de la classe liste appliquée à 'fruits'.</text:p>
      <text:p text:style-name="Standard"/>
      <text:p text:style-name="P2">Découvrons <text:span text:style-name="T2">tkinter</text:span> une application graphique utilisée en python </text:p>
      <text:p text:style-name="Standard">qui nous permettra de comprendre la programmation orientée objet:</text:p>
      <text:p text:style-name="Standard"/>
      <text:p text:style-name="Standard">import tkinter as tk # on donne un alias à tkinter</text:p>
      <text:p text:style-name="Standard">Un <text:span text:style-name="T3">widget </text:span>est un objet graphique.</text:p>
      <text:p text:style-name="Standard">Les widgets sont contenus dans des widgets sauf le premier qui les contient tous.</text:p>
      <text:p text:style-name="Standard">Un widget est un élément graphique, une fenêtre, un texte, un bouton.</text:p>
      <text:p text:style-name="Standard">Il a des attributs: widget racine dans lequel il est placé, texte, taille, commande, callback et des méthodes. </text:p>
      <text:p text:style-name="Standard">Initial=tk.Tk() <text:s text:c="11"/>#fenêtre de plus haut niveau</text:p>
      <text:p text:style-name="Standard">On conclut par Initial.mainloop() qui bloque l'exécution de l'utilisateur. </text:p>
      <text:p text:style-name="Standard">tkinter est à l'écoute des clicks et autres faits (dialogues)</text:p>
      <text:p text:style-name="Standard">Avec tkinter on passe de la programmation linéaire à la <text:span text:style-name="T1">programmation événementielle:</text:span></text:p>
      <text:p text:style-name="Standard">une boucle infinie est mise en place pour détecter les événements, clicks ou appuis de touches.</text:p>
      <text:p text:style-name="Standard">affiche=tk.Label(widget parent,text="ca va tout le mo<draw:frame draw:style-name="fr1" draw:name="graphics2" text:anchor-type="char" svg:x="9.202cm" svg:y="0.365cm" svg:width="7.276cm" svg:height="4.842cm" draw:z-index="1"><draw:image xlink:href="https://encrypted-tbn0.gstatic.com/images?q=tbn%3AANd9GcSgj0oX2zBEVCz8zeHOkd7zlNid9G-2D2XlPQ&amp;usqp=CAU" xlink:type="simple" xlink:show="embed" xlink:actuate="onLoad"/></draw:frame>nde?") </text:p>
      <text:p text:style-name="Standard">affiche est une instanciation du widget Label.</text:p>
      <text:p text:style-name="Standard">affiche.pack() # on doit le placer </text:p>
      <text:p text:style-name="Standard">ou affiche.grid(row=0,column=1) avec une grille.</text:p>
      <text:p text:style-name="Standard"/>
      <text:p text:style-name="Standard">Réaliser une fenêtre question, réponse:</text:p>
      <text:p text:style-name="Standard">Définir deux widgets question et réponse instanciations du widget Label.</text:p>
      <text:p text:style-name="Standard">Ajouter l'attribut font=("",20) qui définit la taille du texte.</text:p>
      <text:p text:style-name="Standard"/>
      <text:p text:style-name="Standard"/>
      <text:p text:style-name="P2">Réaliser une fenêtre avec des boutons:</text:p>
      <text:p text:style-name="Standard">Un bouton est un widget qui a pour attributs un texte et une commande: command ou une <text:span text:style-name="T4">fonction </text:span><text:soft-page-break/><text:span text:style-name="T4">callback</text:span></text:p>
      <text:p text:style-name="Standard">Un premier bouton sera quitter et la commande ce sera fenêtre.destroy pour quitter la boucle.</text:p>
      <text:p text:style-name="Standard">On va aussi créer trois radiobutton correspondant aux textes facile, correct, difficile,</text:p>
      <text:p text:style-name="Standard">une variable var=nom que l'on définit à part: nom=StringVar ou IntVar qui sont des types de tkinter mais pas de python.</text:p>
      <text:p text:style-name="Standard">Un attribut value= 5, 3 et 1 puis une <text:span text:style-name="T4">fonction callback</text:span> result qui renvoie la valeur de la variable au moyen de nom.get()</text:p>
      <text:p text:style-name="Standard">Une fonction callback est définie avant, et est transmise comme attribut au bouton</text:p>
      <text:p text:style-name="Standard">Créer trois fenêtres successives question, réponse et score qui s'affichent chacune leur tour.</text:p>
      <text:p text:style-name="Standard"><text:s/></text:p>
      <text:p text:style-name="P1">Réaliser Une calculatrice:</text:p>
      <text:p text:style-name="Standard"/>
      <text:p text:style-name="Standard">on définit des widgets calculatrice, entree, sortie.</text:p>
      <text:p text:style-name="Standard">Entrée sera un widget Entry qui récupère une chaîne de caractères .</text:p>
      <text:p text:style-name="Standard">entree.bind('&lt;Return&gt;',evaluer)</text:p>
      <text:p text:style-name="Standard">evaluer est une fonction déjà définie qui s'exécute à l'appel de entree: c'est une callback</text:p>
      <text:p text:style-name="Standard">la méthode bind relie un événement &lt;Return&gt; à une callback</text:p>
      <text:p text:style-name="Standard">La touche Return va relier le contenu de entree à une fonction evaluer:</text:p>
      <text:p text:style-name="Standard">def evaluer(event):</text:p>
      <text:p text:style-name="Standard"><text:s text:c="2"/>sortie.configure(text = '=&gt; ' + str(eval(entree.get())))</text:p>
      <text:p text:style-name="Standard"><text:s text:c="2"/></text:p>
      <text:p text:style-name="Standard"/>
      <text:p text:style-name="Standard">Définir la calculatrice en faisant appel à la bibliothèque maths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j c</meta:initial-creator>
    <meta:creation-date>2020-09-14T08:00:48.86</meta:creation-date>
    <dc:date>2020-09-14T09:10:30.74</dc:date>
    <dc:creator>jj c</dc:creator>
    <meta:editing-duration>PT16M17S</meta:editing-duration>
    <meta:editing-cycles>2</meta:editing-cycles>
    <meta:generator>OpenOffice/4.1.4$Win32 OpenOffice.org_project/414m5$Build-9788</meta:generator>
    <meta:document-statistic meta:table-count="0" meta:image-count="2" meta:object-count="0" meta:page-count="2" meta:paragraph-count="54" meta:word-count="463" meta:character-count="3106"/>
  </office:meta>
</office:document-meta>
</file>